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1f9d"/>
    </style:style>
    <style:style style:name="P2" style:family="paragraph" style:parent-style-name="Standard">
      <style:text-properties officeooo:paragraph-rsid="0004a19f"/>
    </style:style>
    <style:style style:name="P3" style:family="paragraph" style:parent-style-name="Standard" style:list-style-name="L1">
      <style:text-properties officeooo:paragraph-rsid="0004a19f"/>
    </style:style>
    <style:style style:name="P4" style:family="paragraph" style:parent-style-name="Standard" style:list-style-name="L2">
      <style:text-properties officeooo:paragraph-rsid="0004a19f"/>
    </style:style>
    <style:style style:name="T1" style:family="text">
      <style:text-properties officeooo:rsid="00031f9d"/>
    </style:style>
    <style:style style:name="T2" style:family="text">
      <style:text-properties officeooo:rsid="0004a19f"/>
    </style:style>
    <style:style style:name="T3" style:family="text">
      <style:text-properties style:text-underline-style="solid" style:text-underline-width="auto" style:text-underline-color="font-color" officeooo:rsid="0004a19f"/>
    </style:style>
    <style:style style:name="T4" style:family="text">
      <style:text-properties officeooo:rsid="0005e408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iste des diagrammes de classes</text:span><text:span text:style-name="T2"> :</text:span></text:p>
      <text:p text:style-name="P1"><text:span text:style-name="T1"/></text:p>
      <text:list xml:id="list6201286048449053046" text:style-name="L1">
        <text:list-item>
          <text:p text:style-name="P3"><text:span text:style-name="T2">Diagramme complet de l'application</text:span></text:p>
        </text:list-item>
        <text:list-item>
          <text:p text:style-name="P3"><text:span text:style-name="T2">"</text:span><text:span text:style-name="T1">Patron command – Horloge/Moteur</text:span><text:span text:style-name="T2">"</text:span></text:p>
        </text:list-item>
      </text:list>
      <text:p text:style-name="P2"><text:span text:style-name="T2"/></text:p>
      <text:p text:style-name="P2"><text:span text:style-name="T2"/></text:p>
      <text:p text:style-name="P1"><text:span text:style-name="T1"/></text:p>
      <text:p text:style-name="P2"><text:span text:style-name="T3">Détail des patrons utilisés</text:span><text:span text:style-name="T2"> :</text:span></text:p>
      <text:p text:style-name="P2"><text:span text:style-name="T2"/></text:p>
      <text:list xml:id="list8319480585377309926" text:style-name="L2">
        <text:list-item>
          <text:p text:style-name="P4"><text:span text:style-name="T2">Le patron Command entre l'horloge et le moteur afin de déclencher les actions de marquage du temps et de la mesure. </text:span><text:span text:style-name="T4">L'implémentation de l'horloge reçoit la commande "CmdImp_TopSynchro" et l'exécute a une fréquence donnée par le moteur. Cette commande appelle la fonctions marquagePériodique() du moteur.</text:span></text:p>
        </text:list-item>
        <text:list-item>
          <text:p text:style-name="P4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9:09:23.84</meta:creation-date>
    <dc:date>2014-01-05T19:56:23.63</dc:date>
    <meta:editing-duration>PT45M58S</meta:editing-duration>
    <meta:editing-cycles>2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6" meta:word-count="67" meta:character-count="438" meta:non-whitespace-character-count="379"/>
  </office:meta>
</office:document-meta>
</file>